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7.5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 fo:margin-left="46.05pt" fo:text-indent="-0.85pt" fo:margin-right="34.90pt"/>
    </style:style>
    <style:style style:name="P2" style:family="paragraph">
      <style:paragraph-properties fo:line-height="100.00%" fo:text-align="left" fo:margin-left="1.05pt" fo:text-indent="0.00pt" fo:margin-top="45.60pt"/>
    </style:style>
    <style:style style:name="P3" style:family="paragraph">
      <style:paragraph-properties fo:line-height="100.00%" fo:text-align="left" fo:margin-left="0.15pt" fo:text-indent="0.00pt" fo:margin-top="2.85pt"/>
    </style:style>
    <style:style style:name="P4" style:family="paragraph">
      <style:paragraph-properties fo:line-height="100.00%" fo:text-align="left" fo:margin-top="2.85pt"/>
    </style:style>
    <style:style style:name="P5" style:family="paragraph">
      <style:paragraph-properties fo:line-height="100.00%" fo:text-align="left" fo:margin-left="0.15pt" fo:text-indent="0.00pt" fo:margin-top="2.85pt"/>
    </style:style>
    <style:style style:name="P6" style:family="paragraph">
      <style:paragraph-properties fo:line-height="100.00%" fo:text-align="left" fo:margin-left="0.30pt" fo:text-indent="0.00pt" fo:margin-top="49.35pt"/>
    </style:style>
    <style:style style:name="P7" style:family="paragraph">
      <style:paragraph-properties fo:line-height="100.00%" fo:text-align="left" fo:margin-left="0.30pt" fo:text-indent="0.00pt"/>
    </style:style>
    <style:style style:name="P8" style:family="paragraph">
      <style:paragraph-properties fo:line-height="100.00%" fo:text-align="left" fo:margin-top="49.35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0.25pt" fo:text-indent="0.10pt" fo:margin-right="78.30pt"/>
    </style:style>
    <style:style style:name="P11" style:family="paragraph">
      <style:paragraph-properties fo:line-height="100.00%" fo:text-align="left" fo:margin-right="133.75pt"/>
    </style:style>
  </office:automatic-styles>
  <office:body>
    <office:text>
      <text:p text:style-name="P1"><text:span text:style-name="T1">Week 5 - Wednesday Questions </text:span></text:p>
      <text:p text:style-name="P2"><text:span text:style-name="T2">1. List all customers who live in Texas (use JOINs) </text:span></text:p>
      <text:p text:style-name="P3"><text:span text:style-name="T3"/></text:p>
      <text:p text:style-name="P3"><text:span text:style-name="T4">Answer:</text:span></text:p>
      <text:p text:style-name="P3"><text:span text:style-name="T5"/></text:p>
      <text:p text:style-name="P3"><text:span text:style-name="T6">select first_name , last_name , district</text:span></text:p>
      <text:p text:style-name="P3"><text:span text:style-name="T6">from customer c</text:span></text:p>
      <text:p text:style-name="P3"><text:span text:style-name="T6">join address a</text:span></text:p>
      <text:p text:style-name="P3"><text:span text:style-name="T6"><text:tab/>on c.address_id = a.address_id</text:span></text:p>
      <text:p text:style-name="P3"><text:span text:style-name="T6">where a.district<text:s text:c="2"/>= 'Texas'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8">2. Get all payments above $6.99 with the Customer's Full</text:span><text:span text:style-name="T9"><text:s/></text:span><text:span text:style-name="T10">Name</text:span><text:span text:style-name="T11">.</text:span></text:p>
      <text:p text:style-name="P3"><text:span text:style-name="T12"/></text:p>
      <text:p text:style-name="P3"><text:span text:style-name="T13">Answer:</text:span></text:p>
      <text:p text:style-name="P3"><text:span text:style-name="T14"/></text:p>
      <text:p text:style-name="P3"><text:span text:style-name="T15">select first_name , last_name , amount</text:span></text:p>
      <text:p text:style-name="P3"><text:span text:style-name="T15">from customer c </text:span></text:p>
      <text:p text:style-name="P3"><text:span text:style-name="T15">join payment p </text:span></text:p>
      <text:p text:style-name="P3"><text:span text:style-name="T15"><text:tab/>on c.customer_id = p.customer_id </text:span></text:p>
      <text:p text:style-name="P3"><text:span text:style-name="T15">where p.amount &gt; 6.99</text:span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7">3. Show all customers names who have made payments over $175(use subqueries) </text:span></text:p>
      <text:p text:style-name="P3"><text:span text:style-name="T18"/></text:p>
      <text:p text:style-name="P3"><text:span text:style-name="T19">Answer:</text:span></text:p>
      <text:p text:style-name="P3"><text:span text:style-name="T20"/></text:p>
      <text:p text:style-name="P3"><text:span text:style-name="T21">select first_name, last_name</text:span></text:p>
      <text:p text:style-name="P3"><text:span text:style-name="T21">from customer c </text:span></text:p>
      <text:p text:style-name="P3"><text:span text:style-name="T21">join payment p </text:span></text:p>
      <text:p text:style-name="P3"><text:span text:style-name="T21"><text:tab/>on c.customer_id = p.customer_id </text:span></text:p>
      <text:p text:style-name="P3"><text:span text:style-name="T21">where c.customer_id in (</text:span></text:p>
      <text:p text:style-name="P3"><text:span text:style-name="T21"><text:tab/>select customer_id </text:span></text:p>
      <text:p text:style-name="P3"><text:span text:style-name="T21"><text:tab/>from payment p2 </text:span></text:p>
      <text:p text:style-name="P3"><text:span text:style-name="T21"><text:tab/>group by p2.customer_id </text:span></text:p>
      <text:p text:style-name="P3"><text:span text:style-name="T21"><text:tab/>having sum(amount) &gt; 175 </text:span></text:p>
      <text:p text:style-name="P3"><text:span text:style-name="T21">)</text:span></text:p>
      <text:p text:style-name="P3"><text:span text:style-name="T21">group by c.first_name, c.last_name </text:span></text:p>
      <text:p text:style-name="P3"><text:span text:style-name="T22">4. List all customers that live in Nepal (use the city table) </text:span></text:p>
      <text:p text:style-name="P3"><text:span text:style-name="T23"/></text:p>
      <text:p text:style-name="P3"><text:span text:style-name="T24">Answer:</text:span></text:p>
      <text:p text:style-name="P4"><text:span text:style-name="T25"/></text:p>
      <text:p text:style-name="P4"><text:span text:style-name="T26">select*</text:span></text:p>
      <text:p text:style-name="P5"><text:span text:style-name="T26">from customer c </text:span></text:p>
      <text:p text:style-name="P5"><text:span text:style-name="T26">join address a </text:span></text:p>
      <text:p text:style-name="P5"><text:span text:style-name="T26"><text:tab/>on c.address_id = a.address_id </text:span></text:p>
      <text:p text:style-name="P5"><text:span text:style-name="T26">join city c2 </text:span></text:p>
      <text:p text:style-name="P5"><text:span text:style-name="T26"><text:tab/>on a.city_id = c2.city_id</text:span></text:p>
      <text:p text:style-name="P5"><text:span text:style-name="T26">join country c3 </text:span></text:p>
      <text:p text:style-name="P5"><text:span text:style-name="T26"><text:tab/>on c2.country_id = c3.country_id </text:span></text:p>
      <text:p text:style-name="P5"><text:span text:style-name="T26">where c3.country = 'Nepal'</text:span></text:p>
      <text:p text:style-name="P5"><text:span text:style-name="T27"/></text:p>
      <text:p text:style-name="P5"><text:span text:style-name="T28">---------------</text:span></text:p>
      <text:p text:style-name="P5"><text:span text:style-name="T28">Kevin Schuler</text:span></text:p>
      <text:p text:style-name="P6"><text:span text:style-name="T29">5. Which staff member had the most transactions?</text:span></text:p>
      <text:p text:style-name="P7"><text:span text:style-name="T30"/></text:p>
      <text:p text:style-name="P7"><text:span text:style-name="T31">Answer:</text:span></text:p>
      <text:p text:style-name="P7"><text:span text:style-name="T32"/></text:p>
      <text:p text:style-name="P7"><text:span text:style-name="T33">select first_name, last_name, s.staff_id, count(r.staff_id) </text:span></text:p>
      <text:p text:style-name="P7"><text:span text:style-name="T33">from staff s </text:span></text:p>
      <text:p text:style-name="P7"><text:span text:style-name="T33">join rental r </text:span></text:p>
      <text:p text:style-name="P7"><text:span text:style-name="T33"><text:tab/>on s.staff_id = r.staff_id </text:span></text:p>
      <text:p text:style-name="P7"><text:span text:style-name="T33">group by r.staff_id, first_name, last_name, s.staff_id </text:span></text:p>
      <text:p text:style-name="P7"><text:span text:style-name="T34"/></text:p>
      <text:p text:style-name="P7"><text:span text:style-name="T35">—</text:span><text:span text:style-name="T36">------------</text:span></text:p>
      <text:p text:style-name="P7"><text:span text:style-name="T37">Staff ID 1</text:span></text:p>
      <text:p text:style-name="P8"><text:span text:style-name="T38">6. How many movies of each rating are</text:span><text:span text:style-name="T39"><text:s/></text:span><text:span text:style-name="T40">there? </text:span></text:p>
      <text:p text:style-name="P9"><text:span text:style-name="T41"/></text:p>
      <text:p text:style-name="P9"><text:span text:style-name="T42">Answer:</text:span></text:p>
      <text:p text:style-name="P9"><text:span text:style-name="T43"/></text:p>
      <text:p text:style-name="P9"><text:span text:style-name="T44">select rating, count(rating) </text:span></text:p>
      <text:p text:style-name="P9"><text:span text:style-name="T44">from film f </text:span></text:p>
      <text:p text:style-name="P9"><text:span text:style-name="T44">group by rating </text:span></text:p>
      <text:p text:style-name="P9"><text:span text:style-name="T45"/></text:p>
      <text:p text:style-name="P9"><text:span text:style-name="T46">----------------</text:span></text:p>
      <text:p text:style-name="P9"><text:span text:style-name="T46">5 different ratings</text:span></text:p>
      <text:p text:style-name="P10"><text:span text:style-name="T47">7.Show all customers who have made a single payment above $6.99 (Use Subqueries)</text:span></text:p>
      <text:p text:style-name="P10"><text:span text:style-name="T48"/></text:p>
      <text:p text:style-name="P10"><text:span text:style-name="T49">Answer:</text:span></text:p>
      <text:p text:style-name="P10"><text:span text:style-name="T50">select p.customer_id, first_name, last_name</text:span></text:p>
      <text:p text:style-name="P10"><text:span text:style-name="T50">from payment p </text:span></text:p>
      <text:p text:style-name="P10"><text:span text:style-name="T50">join customer c </text:span></text:p>
      <text:p text:style-name="P10"><text:span text:style-name="T50"><text:tab/>on p.customer_id = c.customer_id</text:span></text:p>
      <text:p text:style-name="P10"><text:span text:style-name="T50">where amount &gt; ( select count(distinct amount) </text:span></text:p>
      <text:p text:style-name="P10"><text:span text:style-name="T50"><text:tab/>from payment p </text:span></text:p>
      <text:p text:style-name="P10"><text:span text:style-name="T50"><text:tab/>where amount<text:s text:c="2"/>&gt; 6.99</text:span></text:p>
      <text:p text:style-name="P10"><text:span text:style-name="T50"><text:tab/>);</text:span></text:p>
      <text:p text:style-name="P10"><text:span text:style-name="T51"/></text:p>
      <text:p text:style-name="P10"><text:span text:style-name="T51"/></text:p>
      <text:p text:style-name="P10"><text:span text:style-name="T51"/></text:p>
      <text:p text:style-name="P11"><text:span text:style-name="T52">8. How many free rentals did our stores give away?</text:span></text:p>
      <text:p text:style-name="P11"><text:span text:style-name="T53"/></text:p>
      <text:p text:style-name="P11"><text:span text:style-name="T54">Answer:</text:span></text:p>
      <text:p text:style-name="P11"><text:span text:style-name="T55">select * </text:span></text:p>
      <text:p text:style-name="P11"><text:span text:style-name="T55">from payment p </text:span></text:p>
      <text:p text:style-name="P11"><text:span text:style-name="T55">where amount &lt;= 0</text:span></text:p>
      <text:p text:style-name="P11"><text:span text:style-name="T56"/></text:p>
      <text:p text:style-name="P11"><text:span text:style-name="T57">-------</text:span></text:p>
      <text:p text:style-name="P11"><text:span text:style-name="T57">30 free movies were provided to customer# 1 Mary smith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